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245cm" fo:margin-left="1.279cm" fo:margin-top="0cm" fo:margin-bottom="0cm" table:align="left" style:writing-mode="lr-tb"/>
    </style:style>
    <style:style style:name="Table1.A" style:family="table-column">
      <style:table-column-properties style:column-width="2.242cm"/>
    </style:style>
    <style:style style:name="Table1.B" style:family="table-column">
      <style:table-column-properties style:column-width="9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958cm" fo:margin-left="0.455cm" fo:margin-top="0cm" fo:margin-bottom="0cm" table:align="left" style:writing-mode="lr-tb"/>
    </style:style>
    <style:style style:name="Table2.A" style:family="table-column">
      <style:table-column-properties style:column-width="14.958cm"/>
    </style:style>
    <style:style style:name="Table2.1" style:family="table-row">
      <style:table-row-properties style:min-row-height="15.235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0.009cm" fo:margin-top="0cm" fo:margin-bottom="0cm" table:align="left" style:writing-mode="lr-tb"/>
    </style:style>
    <style:style style:name="Table3.A" style:family="table-column">
      <style:table-column-properties style:column-width="5.3cm"/>
    </style:style>
    <style:style style:name="Table3.C" style:family="table-column">
      <style:table-column-properties style:column-width="5.3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03cm" fo:margin-left="0.009cm" fo:margin-top="0cm" fo:margin-bottom="0cm" table:align="left" style:writing-mode="lr-tb"/>
    </style:style>
    <style:style style:name="Table4.A" style:family="table-column">
      <style:table-column-properties style:column-width="15.90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903cm" fo:margin-left="0.009cm" fo:margin-top="0cm" fo:margin-bottom="0cm" table:align="left" style:writing-mode="lr-tb"/>
    </style:style>
    <style:style style:name="Table5.A" style:family="table-column">
      <style:table-column-properties style:column-width="5.3cm"/>
    </style:style>
    <style:style style:name="Table5.C" style:family="table-column">
      <style:table-column-properties style:column-width="5.3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633cm" fo:margin-left="1.279cm" fo:margin-top="0cm" fo:margin-bottom="0cm" table:align="left" style:writing-mode="lr-tb"/>
    </style:style>
    <style:style style:name="Table6.A" style:family="table-column">
      <style:table-column-properties style:column-width="14.633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903cm" fo:margin-left="0.009cm" fo:margin-top="0cm" fo:margin-bottom="0cm" table:align="left" style:writing-mode="lr-tb"/>
    </style:style>
    <style:style style:name="Table7.A" style:family="table-column">
      <style:table-column-properties style:column-width="5.3cm"/>
    </style:style>
    <style:style style:name="Table7.C" style:family="table-column">
      <style:table-column-properties style:column-width="5.30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4.4cm" fo:margin-left="1.505cm" table:align="left" style:writing-mode="lr-tb"/>
    </style:style>
    <style:style style:name="Table8.A" style:family="table-column">
      <style:table-column-properties style:column-width="14.4cm"/>
    </style:style>
    <style:style style:name="Table8.1" style:family="table-row">
      <style:table-row-properties style:min-row-height="2.702cm"/>
    </style:style>
    <style:style style:name="Table8.A1" style:family="table-cell">
      <style:table-cell-properties style:writing-mode="page"/>
    </style:style>
    <style:style style:name="P1" style:family="paragraph" style:parent-style-name="Frame_20_contents">
      <style:paragraph-properties fo:text-align="center" style:justify-single-word="false" fo:orphans="0" fo:widows="0"/>
    </style:style>
    <style:style style:name="P2" style:family="paragraph" style:parent-style-name="Frame_20_contents">
      <style:paragraph-properties fo:text-align="center" style:justify-single-word="false" fo:orphans="0" fo:widows="0"/>
      <style:text-properties fo:color="#000000" loext:opacity="100%"/>
    </style:style>
    <style:style style:name="P3" style:family="paragraph" style:parent-style-name="Frame_20_contents">
      <style:paragraph-properties fo:text-align="center" style:justify-single-word="false" fo:orphans="0" fo:widows="0"/>
      <style:text-properties fo:language="en" fo:country="US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4"/>
    <style:style style:name="P6" style:family="paragraph" style:parent-style-name="List_20_Paragraph" style:list-style-name="WWNum2"/>
    <style:style style:name="P7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List_20_Paragraph" style:list-style-name="WWNum3"/>
    <style:style style:name="P10" style:family="paragraph" style:parent-style-name="Normal_20__28_Web_29_">
      <style:paragraph-properties fo:margin-left="1.27cm" fo:margin-right="0cm" fo:margin-top="0cm" fo:margin-bottom="0cm" style:contextual-spacing="false" fo:text-indent="0cm" style:auto-text-indent="false"/>
    </style:style>
    <style:style style:name="P11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/>
    </style:style>
    <style:style style:name="P12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13" style:family="paragraph" style:parent-style-name="Normal_20__28_Web_29_">
      <style:paragraph-properties fo:margin-left="1.27cm" fo:margin-right="0cm" fo:margin-top="0.494cm" fo:margin-bottom="0.494cm" style:contextual-spacing="false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Segoe UI" fo:font-size="10.5pt" style:font-size-asian="10.5pt" style:font-name-complex="Segoe UI1" style:font-size-complex="10.5pt"/>
    </style:style>
    <style:style style:name="P14" style:family="paragraph" style:parent-style-name="Normal_20__28_Web_29_">
      <style:paragraph-properties fo:margin-top="0.494cm" fo:margin-bottom="0.494cm" style:contextual-spacing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Segoe UI" fo:font-size="10.5pt" style:font-size-asian="10.5pt" style:font-name-complex="Segoe UI1" style:font-size-complex="10.5pt"/>
    </style:style>
    <style:style style:name="P15" style:family="paragraph" style:parent-style-name="Normal_20__28_Web_29_">
      <style:paragraph-properties fo:margin-top="0.494cm" fo:margin-bottom="0.494cm" style:contextual-spacing="false"/>
    </style:style>
    <style:style style:name="P16" style:family="paragraph" style:parent-style-name="Standard">
      <loext:graphic-properties draw:fill="solid" draw:fill-color="#202124"/>
      <style:paragraph-properties fo:line-height="100%" fo:background-color="#202124"/>
    </style:style>
    <style:style style:name="P17" style:family="paragraph" style:parent-style-name="Standard">
      <loext:graphic-properties draw:fill="solid" draw:fill-color="#202124"/>
      <style:paragraph-properties fo:margin-top="0cm" fo:margin-bottom="0cm" style:contextual-spacing="false" fo:line-height="100%" fo:background-color="#202124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GB" style:letter-kerning="false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vertical-align="baseline"/>
      <style:text-properties fo:language="en" fo:country="GB" style:letter-kerning="false" style:language-complex="ar" style:country-complex="SA"/>
    </style:style>
    <style:style style:name="P23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text-align="start" style:justify-single-word="false" fo:orphans="2" fo:widows="2" fo:background-color="#1e1e1e"/>
      <style:text-properties fo:language="en" fo:country="GB" style:letter-kerning="false" style:language-complex="ar" style:country-complex="SA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5" style:family="paragraph" style:parent-style-name="Standard">
      <style:paragraph-properties fo:text-align="center" style:justify-single-word="false" fo:orphans="0" fo:widows="0"/>
    </style:style>
    <style:style style:name="P26" style:family="paragraph" style:parent-style-name="Standard">
      <style:paragraph-properties fo:margin-left="1.27cm" fo:margin-right="0cm" fo:text-indent="0cm" style:auto-text-indent="false"/>
    </style:style>
    <style:style style:name="P27" style:family="paragraph" style:parent-style-name="Standard">
      <loext:graphic-properties draw:fill="solid" draw:fill-color="#1e1e1e"/>
      <style:paragraph-properties style:line-height-at-least="0.503cm" fo:background-color="#1e1e1e"/>
    </style:style>
    <style:style style:name="P28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29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officeooo:paragraph-rsid="00087378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2" style:family="paragraph" style:parent-style-name="Standard">
      <style:text-properties officeooo:rsid="00087378" officeooo:paragraph-rsid="00087378"/>
    </style:style>
    <style:style style:name="P33" style:family="paragraph" style:parent-style-name="Standard">
      <style:text-properties fo:color="#ff4000" loext:opacity="100%" fo:font-weight="bold" officeooo:rsid="00087378" officeooo:paragraph-rsid="00087378" style:font-weight-asian="bold" style:font-weight-complex="bold"/>
    </style:style>
    <style:style style:name="P34" style:family="paragraph" style:parent-style-name="Standard">
      <style:text-properties fo:font-weight="bold" officeooo:rsid="00087378" officeooo:paragraph-rsid="00087378" style:font-weight-asian="bold" style:font-weight-complex="bold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e74b5" loext:opacity="100%" fo:language="en" fo:country="US" fo:font-weight="bold" style:font-weight-asian="bold" style:font-weight-complex="bold"/>
    </style:style>
    <style:style style:name="T2" style:family="text">
      <style:text-properties fo:color="#2e74b5" loext:opacity="100%"/>
    </style:style>
    <style:style style:name="T3" style:family="text">
      <style:text-properties fo:color="#000000" loext:opacity="100%" style:font-name="Segoe UI" fo:font-size="10.5pt" style:font-size-asian="10.5pt" style:font-name-complex="Segoe UI1" style:font-size-complex="10.5pt"/>
    </style:style>
    <style:style style:name="T4" style:family="text">
      <style:text-properties fo:color="#000000" loext:opacity="100%" style:font-name="Helvetica" fo:font-size="13pt" style:font-name-asian="Times New Roman1" style:font-size-asian="13pt" style:language-asian="en" style:country-asian="GB" style:font-name-complex="Helvetica1" style:font-size-complex="13pt"/>
    </style:style>
    <style:style style:name="T5" style:family="text">
      <style:text-properties fo:color="#1f3864" loext:opacity="100%" style:font-name="Segoe UI" fo:font-size="10.5pt" fo:font-weight="bold" style:font-size-asian="10.5pt" style:font-weight-asian="bold" style:font-name-complex="Segoe UI1" style:font-size-complex="10.5pt" style:font-weight-complex="bold"/>
    </style:style>
    <style:style style:name="T6" style:family="text">
      <style:text-properties fo:color="#e8eaed" loext:opacity="100%" style:font-name="Arial" fo:font-size="12pt" style:font-name-asian="Times New Roman1" style:font-size-asian="12pt" style:language-asian="en" style:country-asian="GB" style:font-name-complex="Arial1" style:font-size-complex="12pt"/>
    </style:style>
    <style:style style:name="T7" style:family="text">
      <style:text-properties fo:color="#bdc1c6" loext:opacity="100%" style:font-name="Arial" fo:font-size="13.5pt" style:font-name-asian="Times New Roman1" style:font-size-asian="13.5pt" style:language-asian="en" style:country-asian="GB" style:font-name-complex="Arial1" style:font-size-complex="13.5pt"/>
    </style:style>
    <style:style style:name="T8" style:family="text">
      <style:text-properties fo:color="#bdc1c6" loext:opacity="100%" style:font-name="Arial" fo:font-size="12pt" fo:language="en" fo:country="US" style:font-name-asian="Times New Roman1" style:font-size-asian="12pt" style:language-asian="en" style:country-asian="GB" style:font-name-complex="Arial1" style:font-size-complex="12pt"/>
    </style:style>
    <style:style style:name="T9" style:family="text">
      <style:text-properties fo:color="#e2eeff" loext:opacity="100%" style:font-name="Arial" fo:font-size="12pt" fo:language="en" fo:country="US" style:font-name-asian="Times New Roman1" style:font-size-asian="12pt" style:language-asian="en" style:country-asian="GB" style:font-name-complex="Arial1" style:font-size-complex="12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Arial" fo:font-size="8pt" style:font-size-asian="8pt" style:font-name-complex="Arial1" style:font-size-complex="8pt"/>
    </style:style>
    <style:style style:name="T12" style:family="text">
      <style:text-properties fo:color="#ff0000" loext:opacity="100%" style:font-name="Arial" fo:font-size="8pt" fo:font-weight="bold" style:font-size-asian="8pt" style:font-weight-asian="bold" style:font-name-complex="Arial1" style:font-size-complex="8pt" style:font-weight-complex="bold"/>
    </style:style>
    <style:style style:name="T13" style:family="text">
      <style:text-properties fo:color="#ff0000" loext:opacity="100%" style:text-underline-style="solid" style:text-underline-width="auto" style:text-underline-color="font-color"/>
    </style:style>
    <style:style style:name="T14" style:family="text">
      <style:text-properties fo:color="#4caf50" loext:opacity="100%" style:font-name="Consolas" fo:font-size="11.5pt" fo:background-color="#f0f0f0" loext:char-shading-value="0" style:font-name-asian="Times New Roman1" style:font-size-asian="11.5pt" style:language-asian="en" style:country-asian="GB" style:font-name-complex="Times New Roman1" style:font-size-complex="11.5pt"/>
    </style:style>
    <style:style style:name="T15" style:family="text">
      <style:text-properties fo:color="#4caf50" loext:opacity="100%" style:font-name="Consolas" fo:font-size="11.5pt" style:font-name-asian="Times New Roman1" style:font-size-asian="11.5pt" style:language-asian="en" style:country-asian="GB" style:font-name-complex="Courier New1" style:font-size-complex="11.5pt" loext:padding="0cm" loext:border="none" loext:shadow="none"/>
    </style:style>
    <style:style style:name="T16" style:family="text">
      <style:text-properties fo:color="#4472c4" loext:opacity="100%"/>
    </style:style>
    <style:style style:name="T17" style:family="text">
      <style:text-properties fo:language="en" fo:country="US"/>
    </style:style>
    <style:style style:name="T18" style:family="text">
      <style:text-properties style:font-name="Arial" fo:font-size="8pt" style:font-size-asian="8pt" style:font-name-complex="Arial1" style:font-size-complex="8pt"/>
    </style:style>
    <style:style style:name="T19" style:family="text"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T20" style:family="text">
      <style:text-properties fo:color="#002060" loext:opacity="100%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385623" loext:opacity="100%" style:font-name="Arial" fo:font-size="8pt" fo:font-weight="bold" style:font-size-asian="8pt" style:font-weight-asian="bold" style:font-name-complex="Arial1" style:font-size-complex="8pt" style:font-weight-complex="bold"/>
    </style:style>
    <style:style style:name="T23" style:family="text">
      <style:text-properties fo:color="#d4d4d4" loext:opacity="100%"/>
    </style:style>
    <style:style style:name="T24" style:family="text">
      <style:text-properties fo:color="#d4d4d4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25" style:family="text">
      <style:text-properties fo:color="#dcdcaa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26" style:family="text">
      <style:text-properties fo:color="#dcdcdc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29" style:family="text">
      <style:text-properties fo:color="#c586c0" loext:opacity="100%"/>
    </style:style>
    <style:style style:name="T30" style:family="text">
      <style:text-properties fo:color="#c586c0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31" style:family="text">
      <style:text-properties fo:color="#82c6ff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32" style:family="text">
      <style:text-properties fo:color="#4ec9b0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33" style:family="text">
      <style:text-properties fo:color="#b5cea8" loext:opacity="100%"/>
    </style:style>
    <style:style style:name="T34" style:family="text">
      <style:text-properties fo:color="#b5cea8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35" style:family="text">
      <style:text-properties fo:color="#569cd6" loext:opacity="100%" style:font-name="Courier New" fo:font-size="10.5pt" style:font-name-asian="Times New Roman1" style:font-size-asian="10.5pt" style:language-asian="en" style:country-asian="GB" style:font-name-complex="Courier New1" style:font-size-complex="10.5pt"/>
    </style:style>
    <style:style style:name="T36" style:family="text">
      <style:text-properties style:text-position="super 58%"/>
    </style:style>
    <style:style style:name="T37" style:family="text">
      <style:text-properties style:text-position="super 58%" fo:language="en" fo:country="US"/>
    </style:style>
    <style:style style:name="T38" style:family="text">
      <style:text-properties fo:color="#9cdcfe" loext:opacity="100%"/>
    </style:style>
    <style:style style:name="T39" style:family="text">
      <style:text-properties fo:color="#9cdcfe" loext:opacity="100%" officeooo:rsid="0007f96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ff4000" loext:opacity="100%" fo:font-weight="bold" style:font-weight-asian="bold" style:font-weight-complex="bold"/>
    </style:style>
    <style:style style:name="gr1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788cm" fo:min-width="1.655cm" fo:padding-top="0.127cm" fo:padding-bottom="0.127cm" fo:padding-left="0.254cm" fo:padding-right="0.254cm" fo:wrap-option="wrap" fo:margin-left="0cm" fo:margin-right="0.062cm" fo:margin-top="0cm" fo:margin-bottom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827cm" fo:min-width="1.655cm" fo:padding-top="0.127cm" fo:padding-bottom="0.127cm" fo:padding-left="0.254cm" fo:padding-right="0.254cm" fo:wrap-option="wrap" fo:margin-left="0cm" fo:margin-right="0.062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676cm" fo:min-width="3.399cm" fo:padding-top="0.127cm" fo:padding-bottom="0.127cm" fo:padding-left="0.254cm" fo:padding-right="0.254cm" fo:wrap-option="wrap" fo:margin-left="0cm" fo:margin-right="0.065cm" fo:margin-top="0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0.601cm" fo:min-width="1.162cm" fo:padding-top="0.127cm" fo:padding-bottom="0.127cm" fo:padding-left="0.254cm" fo:padding-right="0.254cm" fo:wrap-option="wrap" fo:margin-left="0cm" fo:margin-right="0.037cm" fo:margin-top="0cm" fo:margin-bottom="0.058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true"/>
    </style:style>
    <style:style style:name="gr5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0.601cm" fo:min-width="1.162cm" fo:padding-top="0.127cm" fo:padding-bottom="0.127cm" fo:padding-left="0.254cm" fo:padding-right="0.254cm" fo:wrap-option="wrap" fo:margin-left="0cm" fo:margin-right="0.037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0.533cm" fo:min-width="1.169cm" fo:padding-top="0.127cm" fo:padding-bottom="0.127cm" fo:padding-left="0.254cm" fo:padding-right="0.254cm" fo:wrap-option="wrap" fo:margin-left="0cm" fo:margin-right="0.037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365cm" fo:min-width="0cm" fo:padding-top="0.125cm" fo:padding-bottom="0.125cm" fo:padding-left="0.25cm" fo:padding-right="0.25cm" fo:wrap-option="wrap" fo:margin-left="0.212cm" fo:margin-right="0.212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307cm" fo:min-width="0cm" fo:padding-top="0.125cm" fo:padding-bottom="0.125cm" fo:padding-left="0.25cm" fo:padding-right="0.25cm" fo:wrap-option="wrap" fo:margin-left="0.106cm" fo:margin-right="0.192cm" fo:margin-top="0cm" fo:margin-bottom="0.14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true"/>
    </style:style>
    <style:style style:name="gr10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251cm" fo:min-width="0cm" fo:padding-top="0.125cm" fo:padding-bottom="0.125cm" fo:padding-left="0.25cm" fo:padding-right="0.25cm" fo:wrap-option="wrap" fo:margin-left="0.212cm" fo:margin-right="0.175cm" fo:margin-top="0cm" fo:margin-bottom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3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1.074cm" fo:min-width="1.078cm" fo:padding-top="0.127cm" fo:padding-bottom="0.127cm" fo:padding-left="0.254cm" fo:padding-right="0.254cm" fo:wrap-option="wrap" fo:margin-left="0.053cm" fo:margin-right="0.06cm" fo:margin-top="0.053cm" fo:margin-bottom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1.074cm" fo:min-width="1.311cm" fo:padding-top="0.127cm" fo:padding-bottom="0.127cm" fo:padding-left="0.254cm" fo:padding-right="0.254cm" fo:wrap-option="wrap" fo:margin-left="0.053cm" fo:margin-right="0.069cm" fo:margin-top="0.053cm" fo:margin-bottom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0.601cm" fo:min-width="1.409cm" fo:padding-top="0.127cm" fo:padding-bottom="0.127cm" fo:padding-left="0.254cm" fo:padding-right="0.254cm" fo:wrap-option="wrap" fo:margin-left="0cm" fo:margin-right="0.055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93cm" fo:min-width="0cm" fo:padding-top="0.125cm" fo:padding-bottom="0.125cm" fo:padding-left="0.25cm" fo:padding-right="0.25cm" fo:wrap-option="wrap" fo:margin-left="0.212cm" fo:margin-right="0.159cm" fo:margin-top="0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85cm" fo:margin-top="0cm" fo:margin-bottom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0.658cm" fo:min-width="1.559cm" fo:padding-top="0.127cm" fo:padding-bottom="0.127cm" fo:padding-left="0.254cm" fo:padding-right="0.254cm" fo:wrap-option="wrap" fo:margin-left="0.053cm" fo:margin-right="0.102cm" fo:margin-top="0.053cm" fo:margin-bottom="0.08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true"/>
    </style:style>
    <style:style style:name="gr19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831cm" fo:min-width="0cm" fo:padding-top="0.125cm" fo:padding-bottom="0.125cm" fo:padding-left="0.25cm" fo:padding-right="0.25cm" fo:wrap-option="wrap" fo:margin-left="0.106cm" fo:margin-right="0.192cm" fo:margin-top="0cm" fo:margin-bottom="0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35cm" svg:stroke-color="#70ad47" draw:stroke-linejoin="miter" svg:stroke-linecap="butt" draw:fill="solid" draw:fill-color="#ffffff" draw:textarea-vertical-align="middle" draw:auto-grow-height="false" fo:min-height="2.402cm" fo:min-width="5.313cm" fo:padding-top="0.127cm" fo:padding-bottom="0.127cm" fo:padding-left="0.254cm" fo:padding-right="0.254cm" fo:wrap-option="wrap" fo:margin-left="0cm" fo:margin-right="0.055cm" fo:margin-top="0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ssignment:</text:span></text:p>
      <text:p text:style-name="P10"><text:span text:style-name="T3">Write a Program to calculate the Simple Interest for Bank Customer for Fixed Deposit</text:span></text:p>
      <text:p text:style-name="P11"><text:span text:style-name="T3">a) If customer is Female &amp; Senior Citizen, Rate - 8%</text:span></text:p>
      <text:p text:style-name="P11"><text:span text:style-name="T3">b) If customer is Female &amp; Non Senior Citizen, Rate - 6%</text:span></text:p>
      <text:p text:style-name="P11"><text:span text:style-name="T3">c) If customer is Male &amp; Senior Citizen, Rate - 7%</text:span></text:p>
      <text:p text:style-name="P12"><text:span text:style-name="T3">d) If customer is Male &amp; Non Senior Citizen, Rate - 5%</text:span></text:p>
      <text:p text:style-name="P13"/>
      <text:p text:style-name="P15"><text:span text:style-name="T5">ASSUMPTIONS</text:span></text:p>
      <text:p text:style-name="Standard">In this assignment I have made these assumptions</text:p>
      <text:p text:style-name="P16"><text:span text:style-name="T6">How do you calculate interest deposit?</text:span></text:p>
      <text:p text:style-name="P17"><text:span text:style-name="T8">Here's the simple interest formula: </text:span><text:span text:style-name="T9">Interest = P x R x T</text:span><text:span text:style-name="T8">. P = Principal amount (the Number of time periods (generally one-year time periods).</text:span></text:p>
      <text:p text:style-name="Standard"/>
      <text:p text:style-name="Standard">Interest = <text:span text:style-name="T10">P (principal amount) </text:span>x <text:span text:style-name="T10">R (rate given as above) </text:span>x <text:span text:style-name="T10">T (Time will be over one year)</text:span></text:p>
      <text:p text:style-name="P14"/>
      <text:p text:style-name="P15"><text:span text:style-name="T5">Inputs</text:span></text:p>
      <text:p text:style-name="Standard"/>
      <text:p text:style-name="P18">So, each customer will input their <text:span text:style-name="T10">principal amount </text:span>and their <text:span text:style-name="T10">age</text:span> </text:p>
      <text:p text:style-name="Standard"><text:span text:style-name="T2">Principal Amount</text:span></text:p>
      <text:p text:style-name="P18">Input for <text:span text:style-name="T10">Principal Amount </text:span>will be accepted in a currency forma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1"><text:span text:style-name="T14">import locale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<text:span text:style-name="T14">locale.setlocale(locale.LC_ALL, ''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<text:span text:style-name="T14">print(locale.currency(12345.67, grouping=True))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span text:style-name="T15">&gt;&gt;</text:span></text:p>
          </table:table-cell>
          <table:table-cell table:style-name="Table1.A1" office:value-type="string">
            <text:p text:style-name="P22"><text:span text:style-name="T15">£12,345.67 (substitute this principal variable name)</text:span></text:p>
          </table:table-cell>
        </table:table-row>
      </table:table>
      <text:p text:style-name="Standard"/>
      <text:p text:style-name="Standard"><text:span text:style-name="T2">Age</text:span></text:p>
      <text:p text:style-name="P19">Input for <text:span text:style-name="T10">age </text:span>will be accepted in a four digit number (integer)</text:p>
      <text:p text:style-name="P24"><text:span text:style-name="T16">Gender</text:span></text:p>
      <text:p text:style-name="P19">Accepted input (m, M, f, F)</text:p>
      <text:p text:style-name="P19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/>
            <text:p text:style-name="P20"><draw:custom-shape text:anchor-type="char" draw:z-index="0" draw:name="Rectangle 47" draw:style-name="gr20" draw:text-style-name="P36" svg:width="5.82cm" svg:height="2.655cm" svg:x="4.568cm" svg:y="0.115cm"><text:p text:style-name="P2"><text:span text:style-name="T17">Input1: <text:s/>Age</text:span></text:p><text:p text:style-name="P2"><text:span text:style-name="T17">Input 2: Gender</text:span></text:p><text:p text:style-name="P2"><text:span text:style-name="T17">Input3 : Principal amoun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20"><draw:custom-shape text:anchor-type="char" draw:z-index="24" draw:name="Rectangle 48" draw:style-name="gr2" draw:text-style-name="P35" svg:width="2.162cm" svg:height="1.08cm" svg:x="5.364cm" svg:y="11.255cm"><text:p text:style-name="P1"><text:span text:style-name="T17">Rate = 5%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Rectangle 49" draw:style-name="gr2" draw:text-style-name="P35" svg:width="2.162cm" svg:height="1.08cm" svg:x="7.796cm" svg:y="11.262cm"><text:p text:style-name="P1"><text:span text:style-name="T17">Rate = 8%</text:span></text:p><text:p text:style-name="P3"/><text:p text:style-name="P1"><text:span text:style-name="T18">Interest = </text:span><text:span text:style-name="T11"><text:s text:c="2"/>principal </text:span><text:span text:style-name="T18">x </text:span><text:span text:style-name="T11"><text:s/>rate (8%)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5" draw:name="Straight Connector 52" draw:style-name="gr10" draw:text-style-name="P37" svg:x1="9.666cm" svg:y1="8.551cm" svg:x2="8.693cm" svg:y2="8.552cm"><text:p/></draw:line><draw:custom-shape text:anchor-type="char" draw:z-index="16" draw:name="Straight Arrow Connector 53" draw:style-name="gr9" draw:text-style-name="P37" svg:width="0.128cm" svg:height="2.558cm" svg:x="8.703cm" svg:y="8.627cm"><text:p/><draw:enhanced-geometry draw:mirror-horizontal="false" draw:mirror-vertical="false" svg:viewBox="0 0 21600 21600" draw:type="mso-spt32" draw:enhanced-path="M 0 0 L 21600 21600 N"/></draw:custom-shape><draw:custom-shape text:anchor-type="char" draw:z-index="22" draw:name="Rectangle: Rounded Corners 54" draw:style-name="gr4" draw:text-style-name="P35" svg:width="1.763cm" svg:height="0.948cm" svg:x="12.776cm" svg:y="7.579cm"><text:p text:style-name="P1"><text:span text:style-name="T17">No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21" draw:name="Rectangle: Rounded Corners 55" draw:style-name="gr5" draw:text-style-name="P35" svg:width="1.763cm" svg:height="0.948cm" svg:x="7.923cm" svg:y="7.505cm"><text:p text:style-name="P1"><text:span text:style-name="T17">Yes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20" draw:name="Rectangle: Rounded Corners 56" draw:style-name="gr5" draw:text-style-name="P35" svg:width="1.763cm" svg:height="0.948cm" svg:x="5.271cm" svg:y="7.618cm"><text:p text:style-name="P1"><text:span text:style-name="T17">No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2" draw:name="Straight Arrow Connector 62" draw:style-name="gr8" draw:text-style-name="P37" svg:width="0.003cm" svg:height="2.617cm" svg:x="6.826cm" svg:y="8.647cm"><text:p/><draw:enhanced-geometry draw:mirror-horizontal="false" draw:mirror-vertical="false" svg:viewBox="0 0 21600 21600" draw:type="mso-spt32" draw:enhanced-path="M 0 0 L 21600 21600 N"/></draw:custom-shape><draw:line text:anchor-type="char" draw:z-index="11" draw:name="Straight Connector 63" draw:style-name="gr10" draw:text-style-name="P37" svg:x1="5.397cm" svg:y1="8.608cm" svg:x2="6.825cm" svg:y2="8.609cm"><text:p/></draw:line><draw:custom-shape text:anchor-type="char" draw:z-index="1" draw:name="Straight Arrow Connector 194" draw:style-name="gr19" draw:text-style-name="P37" svg:width="0.128cm" svg:height="2.082cm" svg:x="7.445cm" svg:y="2.009cm"><text:p/><draw:enhanced-geometry draw:mirror-horizontal="false" draw:mirror-vertical="false" svg:viewBox="0 0 21600 21600" draw:type="mso-spt32" draw:enhanced-path="M 0 0 L 21600 21600 N"/></draw:custom-shape><draw:custom-shape text:anchor-type="char" draw:z-index="8" draw:name="Rectangle: Rounded Corners 195" draw:style-name="gr15" draw:text-style-name="P36" svg:width="2.01cm" svg:height="0.948cm" svg:x="10.065cm" svg:y="4.022cm"><text:p text:style-name="P2"><text:span text:style-name="T17">Female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7" draw:name="Rectangle: Rounded Corners 196" draw:style-name="gr5" draw:text-style-name="P36" svg:width="1.763cm" svg:height="0.948cm" svg:x="3.394cm" svg:y="4.022cm"><text:p text:style-name="P2"><text:span text:style-name="T17">Male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6" draw:name="Straight Arrow Connector 197" draw:style-name="gr16" draw:text-style-name="P37" svg:width="0.003cm" svg:height="2.181cm" svg:x="11.885cm" svg:y="5.099cm"><text:p/><draw:enhanced-geometry draw:mirror-horizontal="false" draw:mirror-vertical="false" svg:viewBox="0 0 21600 21600" draw:type="mso-spt32" draw:enhanced-path="M 0 0 L 21600 21600 N"/></draw:custom-shape><draw:line text:anchor-type="char" draw:z-index="3" draw:name="Straight Connector 204" draw:style-name="gr17" draw:text-style-name="P37" svg:x1="9.781cm" svg:y1="5.062cm" svg:x2="11.866cm" svg:y2="5.099cm"><text:p/></draw:line></text:p>
            <text:p text:style-name="P25"><text:span text:style-name="T18"><text:s text:c="3"/></text:span><draw:custom-shape text:anchor-type="char" draw:z-index="23" draw:name="Rectangle 51" draw:style-name="gr3" draw:text-style-name="P36" svg:width="3.906cm" svg:height="0.929cm" svg:x="-0.115cm" svg:y="10.587cm"><text:p text:style-name="P2"><text:span text:style-name="T17">Rate = 7%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Diamond 203" draw:style-name="gr18" draw:text-style-name="P36" svg:width="4.132cm" svg:height="1.823cm" svg:x="5.704cm" svg:y="3.438cm"><text:p text:style-name="P2"><text:span text:style-name="T17">Gender</text:span></text:p><draw:enhanced-geometry svg:viewBox="0 0 0 0" draw:text-areas="?f6 ?f7 ?f0 ?f1" draw:mirror-vertical="false" draw:mirror-horizont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char" draw:z-index="26" draw:name="Rectangle 50" draw:style-name="gr1" draw:text-style-name="P35" svg:width="2.162cm" svg:height="1.041cm" svg:x="12.508cm" svg:y="10.643cm"><text:p text:style-name="P1"><text:span text:style-name="T17">Rate = 6%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traight Arrow Connector 58" draw:style-name="gr8" draw:text-style-name="P37" svg:width="0.003cm" svg:height="2.617cm" svg:x="14.159cm" svg:y="7.906cm"><text:p/><draw:enhanced-geometry draw:mirror-horizontal="false" draw:mirror-vertical="false" svg:viewBox="0 0 21600 21600" draw:type="mso-spt32" draw:enhanced-path="M 0 0 L 21600 21600 N"/></draw:custom-shape><draw:line text:anchor-type="char" draw:z-index="18" draw:name="Straight Connector 59" draw:style-name="gr7" draw:text-style-name="P37" svg:x1="12.83cm" svg:y1="7.794cm" svg:x2="14.1cm" svg:y2="7.814cm"><text:p/></draw:line><draw:line text:anchor-type="char" draw:z-index="4" draw:name="Straight Connector 202" draw:style-name="gr10" draw:text-style-name="P37" svg:x1="5.818cm" svg:y1="4.308cm" svg:x2="3.489cm" svg:y2="4.309cm"><text:p/></draw:line><draw:custom-shape text:anchor-type="char" draw:z-index="5" draw:name="Straight Arrow Connector 201" draw:style-name="gr16" draw:text-style-name="P37" svg:width="0.003cm" svg:height="2.181cm" svg:x="3.485cm" svg:y="4.344cm"><text:p/><draw:enhanced-geometry draw:mirror-horizontal="false" draw:mirror-vertical="false" svg:viewBox="0 0 21600 21600" draw:type="mso-spt32" draw:enhanced-path="M 0 0 L 21600 21600 N"/></draw:custom-shape><draw:custom-shape text:anchor-type="char" draw:z-index="10" draw:name="Diamond 192" draw:style-name="gr13" draw:text-style-name="P36" svg:width="3.17cm" svg:height="2.655cm" svg:x="9.663cm" svg:y="6.451cm"><text:p text:style-name="P2"><text:span text:style-name="T17">Senior</text:span></text:p><draw:enhanced-geometry svg:viewBox="0 0 0 0" draw:text-areas="?f6 ?f7 ?f0 ?f1" draw:mirror-vertical="false" draw:mirror-horizont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char" draw:z-index="14" draw:name="Straight Arrow Connector 60" draw:style-name="gr11" draw:text-style-name="P37" svg:width="0.04cm" svg:height="2.502cm" svg:x="0.173cm" svg:y="7.893cm"><text:p/><draw:enhanced-geometry draw:mirror-horizontal="true" draw:mirror-vertical="false" svg:viewBox="0 0 21600 21600" draw:type="mso-spt32" draw:enhanced-path="M 0 0 L 21600 21600 N"/></draw:custom-shape><draw:line text:anchor-type="char" draw:z-index="13" draw:name="Straight Connector 61" draw:style-name="gr12" draw:text-style-name="P37" svg:x1="1.706cm" svg:y1="7.815cm" svg:x2="0.095cm" svg:y2="7.833cm"><text:p/></draw:line><draw:custom-shape text:anchor-type="char" draw:z-index="19" draw:name="Rectangle: Rounded Corners 57" draw:style-name="gr6" draw:text-style-name="P36" svg:width="1.763cm" svg:height="0.872cm" svg:x="-0.06cm" svg:y="6.795cm"><text:p text:style-name="P2"><text:span text:style-name="T17">Yes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9" draw:name="Diamond 193" draw:style-name="gr14" draw:text-style-name="P36" svg:width="3.636cm" svg:height="2.655cm" svg:x="1.706cm" svg:y="6.526cm"><text:p text:style-name="P2"><text:span text:style-name="T17">Senior</text:span></text:p><draw:enhanced-geometry svg:viewBox="0 0 0 0" draw:text-areas="?f6 ?f7 ?f0 ?f1" draw:mirror-vertical="false" draw:mirror-horizontal="false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  </table:table-cell>
        </table:table-row>
      </table:table>
      <text:p text:style-name="Standard"><text:s text:c="23"/></text:p>
      <text:p text:style-name="Standard"><text:span text:style-name="T20">Dry Coding</text:span></text:p>
      <text:p text:style-name="Standard"><text:tab/>Accept three inputs</text:p>
      <text:list xml:id="list916229546" text:style-name="WWNum1">
        <text:list-item>
          <text:p text:style-name="P4">Gender <text:s/>(<text:span text:style-name="T21">python variable names </text:span><text:span text:style-name="T13">gender</text:span>)</text:p>
        </text:list-item>
        <text:list-item>
          <text:p text:style-name="P4">Age <text:span text:style-name="T21">(python variable name </text:span><text:span text:style-name="T13">age</text:span><text:span text:style-name="T21">)</text:span></text:p>
        </text:list-item>
        <text:list-item>
          <text:p text:style-name="P4">Principal amount <text:span text:style-name="T21">(python variable name</text:span><text:span text:style-name="T13"> principal)</text:span></text:p>
        </text:list-item>
      </text:list>
      <text:p text:style-name="P26">One Output</text:p>
      <text:list xml:id="list3023061253" text:style-name="WWNum4">
        <text:list-item>
          <text:p text:style-name="P5">Interest in amount in $nnnn.nn format <text:span text:style-name="T21">(python variable name</text:span><text:span text:style-name="T13"> interest)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1"><text:span text:style-name="T29">if</text:span> <text:span text:style-name="T38">gender_value</text:span> <text:span text:style-name="T23">==</text:span> <text:span text:style-name="T27">"f"</text:span>:</text:p>
            <text:p text:style-name="P31"><text:span text:style-name="T29"><text:s text:c="4"/>If</text:span> <text:span text:style-name="T38">age</text:span> <text:span text:style-name="T23">&lt;</text:span> <text:span text:style-name="T33">60</text:span>:</text:p>
            <text:p text:style-name="P31"><text:span text:style-name="T38"><text:s text:c="8"/></text:span><text:span text:style-name="T39">i</text:span><text:span text:style-name="T38">nterest</text:span> <text:span text:style-name="T23">=</text:span> <text:span text:style-name="T38">principal</text:span> <text:span text:style-name="T23">*</text:span> <text:span text:style-name="T33">6</text:span> </text:p>
            <text:p text:style-name="P31"><text:span text:style-name="T29"><text:s text:c="4"/>else</text:span>:</text:p>
            <text:p text:style-name="P31"><text:span text:style-name="T38"><text:s text:c="8"/>interest</text:span> <text:span text:style-name="T23">=</text:span> <text:span text:style-name="T38">principal</text:span> <text:span text:style-name="T23">*</text:span> <text:span text:style-name="T33">8</text:span></text:p>
            <text:p text:style-name="P31"><text:soft-page-break/><text:span text:style-name="T29">if</text:span> <text:span text:style-name="T38">gender_value</text:span> <text:span text:style-name="T23">==</text:span> <text:span text:style-name="T27">"m"</text:span>:</text:p>
            <text:p text:style-name="P31"><text:span text:style-name="T29"><text:s text:c="4"/>if</text:span> <text:span text:style-name="T38">age</text:span> <text:span text:style-name="T23">&lt;</text:span> <text:span text:style-name="T33">60</text:span>:</text:p>
            <text:p text:style-name="P31"><text:span text:style-name="T38"><text:s text:c="7"/>interest</text:span> <text:span text:style-name="T23">=</text:span> <text:span text:style-name="T38">principal</text:span> <text:span text:style-name="T23">*</text:span> <text:span text:style-name="T33">5</text:span> </text:p>
            <text:p text:style-name="P31"><text:span text:style-name="T29"><text:s text:c="4"/>else</text:span>:</text:p>
            <text:p text:style-name="P31"><text:span text:style-name="T38"><text:s text:c="7"/>interest</text:span> <text:span text:style-name="T23">=</text:span> <text:span text:style-name="T38">principal</text:span> <text:span text:style-name="T23">*</text:span> <text:span text:style-name="T33">7</text:span></text:p>
            <text:p text:style-name="P31"/>
            <text:p text:style-name="Table_20_Contents"/>
          </table:table-cell>
        </table:table-row>
      </table:table>
      <text:p text:style-name="P26"><text:span text:style-name="T22"/></text:p>
      <text:p text:style-name="P26"><text:span text:style-name="T12"/></text:p>
      <text:p text:style-name="Standard"/>
      <text:p text:style-name="Standard">Accepting Gender input</text:p>
      <text:p text:style-name="P27"><text:span text:style-name="T24">gender = </text:span><text:span text:style-name="T25">input</text:span><text:span text:style-name="T26">(</text:span><text:span text:style-name="T28">"Enter F for female, M for male and O for others :--&gt; "</text:span><text:span text:style-name="T26">)</text:span></text:p>
      <text:p text:style-name="P28"><text:span text:style-name="T30">if</text:span><text:span text:style-name="T24"> gender == </text:span><text:span text:style-name="T28">'F'</text:span><text:span text:style-name="T24"> </text:span><text:span text:style-name="T31">or</text:span><text:span text:style-name="T24"> gender ==</text:span><text:span text:style-name="T28">'f'</text:span><text:span text:style-name="T26">:</text:span></text:p>
      <text:p text:style-name="P28"><text:span text:style-name="T24">   print </text:span><text:span text:style-name="T26">(</text:span><text:span text:style-name="T28">"Female"</text:span><text:span text:style-name="T26">)</text:span></text:p>
      <text:p text:style-name="P28"><text:span text:style-name="T30">elif</text:span><text:span text:style-name="T24"> gender == </text:span><text:span text:style-name="T28">'M'</text:span><text:span text:style-name="T24"> </text:span><text:span text:style-name="T31">or</text:span><text:span text:style-name="T24"> gender == </text:span><text:span text:style-name="T28">'m'</text:span><text:span text:style-name="T26">:</text:span></text:p>
      <text:p text:style-name="P28"><text:span text:style-name="T24">      print </text:span><text:span text:style-name="T26">(</text:span><text:span text:style-name="T28">"Male"</text:span><text:span text:style-name="T26">)</text:span></text:p>
      <text:p text:style-name="P28"><text:span text:style-name="T30">else</text:span><text:span text:style-name="T26">:</text:span></text:p>
      <text:p text:style-name="P28"><text:span text:style-name="T24">   print </text:span><text:span text:style-name="T26">(</text:span><text:span text:style-name="T28">"Not valid Gender!"</text:span><text:span text:style-name="T26">)</text:span></text:p>
      <text:p text:style-name="Standard"/>
      <text:p text:style-name="Standard">Test Data to be used for Gender: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30"><text:s text:c="4"/>Input Data</text:p>
          </table:table-cell>
          <table:table-cell table:style-name="Table3.A1" office:value-type="string">
            <text:p text:style-name="P30">Expected Data</text:p>
          </table:table-cell>
          <table:table-cell table:style-name="Table3.A1" office:value-type="string">
            <text:p text:style-name="P30">Actual Result</text:p>
          </table:table-cell>
        </table:table-row>
        <table:table-row table:style-name="Table3.1">
          <table:table-cell table:style-name="Table3.A1" office:value-type="string">
            <text:p text:style-name="P30">f</text:p>
          </table:table-cell>
          <table:table-cell table:style-name="Table3.A1" office:value-type="string">
            <text:p text:style-name="P30">Valid Data (Female)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>F</text:p>
          </table:table-cell>
          <table:table-cell table:style-name="Table3.A1" office:value-type="string">
            <text:p text:style-name="P30">Valid Data (Female)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>m</text:p>
          </table:table-cell>
          <table:table-cell table:style-name="Table3.A1" office:value-type="string">
            <text:p text:style-name="P30">Valid Data (Male)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>M</text:p>
          </table:table-cell>
          <table:table-cell table:style-name="Table3.A1" office:value-type="string">
            <text:p text:style-name="P30">Valid Data (Male)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>Q</text:p>
          </table:table-cell>
          <table:table-cell table:style-name="Table3.A1" office:value-type="string">
            <text:p text:style-name="P30">Not valid Gender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0">l</text:p>
          </table:table-cell>
          <table:table-cell table:style-name="Table3.A1" office:value-type="string">
            <text:p text:style-name="P30">Not valid Gender</text:p>
          </table:table-cell>
          <table:table-cell table:style-name="Table3.A1" office:value-type="string">
            <text:p text:style-name="P30"/>
          </table:table-cell>
        </table:table-row>
      </table:table>
      <text:p text:style-name="Standard"/>
      <text:p text:style-name="Standard">Accepting Age input</text:p>
      <text:p text:style-name="Standard">Assumptions </text:p>
      <text:list xml:id="list767598674" text:style-name="WWNum2">
        <text:list-item>
          <text:p text:style-name="P6">It is easier for user to remember their birth year then calculate how old they may be.</text:p>
        </text:list-item>
        <text:list-item>
          <text:p text:style-name="P6">We have age barrier (only age equal to and over 18 (eighteen years old) and can hold an account</text:p>
        </text:list-item>
        <text:list-item>
          <text:p text:style-name="P6">We have age barrier (only age equal to and under 100 (hundred years old) and can hold an account</text:p>
        </text:list-item>
        <text:list-item>
          <text:p text:style-name="P6">Age will be an integer value, entered in YYYY format (e.g. <text:s/>2005)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4">current_year = </text:span><text:span text:style-name="T32">int</text:span><text:span text:style-name="T26">(</text:span><text:span text:style-name="T34">2023</text:span><text:span text:style-name="T26">)</text:span></text:p>
            <text:p text:style-name="P23"><text:span text:style-name="T24">year_of_birth = </text:span><text:span text:style-name="T32">int</text:span><text:span text:style-name="T26">(</text:span><text:span text:style-name="T25">input</text:span><text:span text:style-name="T26">(</text:span><text:span text:style-name="T28">'Enter Year Of Birth: '</text:span><text:span text:style-name="T26">))</text:span></text:p>
            <text:p text:style-name="P23"><text:span text:style-name="T24">age = </text:span><text:span text:style-name="T32">int</text:span><text:span text:style-name="T26">(</text:span><text:span text:style-name="T24">current_year - year_of_birth</text:span><text:span text:style-name="T26">)</text:span></text:p>
            <text:p text:style-name="P23"><text:span text:style-name="T24">mytext = </text:span><text:span text:style-name="T28">'You are %s years old.'</text:span></text:p>
            <text:p text:style-name="P23"><text:span text:style-name="T25">print</text:span><text:span text:style-name="T26">(</text:span><text:span text:style-name="T24">mytext % age</text:span><text:span text:style-name="T26">)</text:span></text:p>
            <text:p text:style-name="P23"><text:span text:style-name="T30">if</text:span><text:span text:style-name="T24"> age &lt; </text:span><text:span text:style-name="T34">18</text:span><text:span text:style-name="T24"> </text:span><text:span text:style-name="T26">:</text:span></text:p>
            <text:p text:style-name="P23"><text:soft-page-break/><text:span text:style-name="T24">  </text:span><text:span text:style-name="T25">print</text:span><text:span text:style-name="T26">(</text:span><text:span text:style-name="T28">'NOT VALID AGE!'</text:span><text:span text:style-name="T26">)</text:span></text:p>
            <text:p text:style-name="P23"><text:span text:style-name="T30">elif</text:span><text:span text:style-name="T24"> age &gt; </text:span><text:span text:style-name="T34">100</text:span><text:span text:style-name="T26">:</text:span><text:span text:style-name="T24"> </text:span></text:p>
            <text:p text:style-name="P23"><text:span text:style-name="T24">    </text:span><text:span text:style-name="T25">print</text:span><text:span text:style-name="T26">(</text:span><text:span text:style-name="T28">'NOT VALID AGE!'</text:span><text:span text:style-name="T26">)</text:span></text:p>
            <text:p text:style-name="P23"><text:span text:style-name="T30">else</text:span><text:span text:style-name="T26">:</text:span></text:p>
            <text:p text:style-name="P23"><text:span text:style-name="T24">  </text:span><text:span text:style-name="T25">print</text:span><text:span text:style-name="T26">(</text:span><text:span text:style-name="T28">'Welcome To The Portal.'</text:span><text:span text:style-name="T26">)</text:span></text:p>
            <text:p text:style-name="P7"/>
          </table:table-cell>
        </table:table-row>
      </table:table>
      <text:p text:style-name="Standard"/>
      <text:p text:style-name="Standard">Test Data to be used for Age:</text:p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0"><text:s text:c="4"/>Input Data</text:p>
          </table:table-cell>
          <table:table-cell table:style-name="Table5.A1" office:value-type="string">
            <text:p text:style-name="P30">Expected Data</text:p>
          </table:table-cell>
          <table:table-cell table:style-name="Table5.A1" office:value-type="string">
            <text:p text:style-name="P30">Actual Result</text:p>
          </table:table-cell>
        </table:table-row>
        <table:table-row table:style-name="Table5.1">
          <table:table-cell table:style-name="Table5.A1" office:value-type="string">
            <text:p text:style-name="P30">2005</text:p>
          </table:table-cell>
          <table:table-cell table:style-name="Table5.A1" office:value-type="string">
            <text:p text:style-name="P30">Valid Data (age 18) </text:p>
          </table:table-cell>
          <table:table-cell table:style-name="Table5.A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30">2003</text:p>
          </table:table-cell>
          <table:table-cell table:style-name="Table5.A1" office:value-type="string">
            <text:p text:style-name="P30">Valid Data (age 20)</text:p>
          </table:table-cell>
          <table:table-cell table:style-name="Table5.A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30">2006</text:p>
          </table:table-cell>
          <table:table-cell table:style-name="Table5.A1" office:value-type="string">
            <text:p text:style-name="P30">Invalid Data (age17) </text:p>
          </table:table-cell>
          <table:table-cell table:style-name="Table5.A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30">1970</text:p>
          </table:table-cell>
          <table:table-cell table:style-name="Table5.A1" office:value-type="string">
            <text:p text:style-name="P30">Valid Data (age 53)</text:p>
          </table:table-cell>
          <table:table-cell table:style-name="Table5.A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30">1923</text:p>
          </table:table-cell>
          <table:table-cell table:style-name="Table5.A1" office:value-type="string">
            <text:p text:style-name="P30">Valid <text:s/>Data (age 100)</text:p>
          </table:table-cell>
          <table:table-cell table:style-name="Table5.A1" office:value-type="string">
            <text:p text:style-name="P30"/>
          </table:table-cell>
        </table:table-row>
        <table:table-row table:style-name="Table5.1">
          <table:table-cell table:style-name="Table5.A1" office:value-type="string">
            <text:p text:style-name="P30">1922</text:p>
          </table:table-cell>
          <table:table-cell table:style-name="Table5.A1" office:value-type="string">
            <text:p text:style-name="P30">Invalid Data (Age 101)</text:p>
          </table:table-cell>
          <table:table-cell table:style-name="Table5.A1" office:value-type="string">
            <text:p text:style-name="P30"/>
          </table:table-cell>
        </table:table-row>
      </table:table>
      <text:p text:style-name="Standard"/>
      <text:p text:style-name="Standard"/>
      <text:p text:style-name="Standard">Accepting Principal Amount input</text:p>
      <text:p text:style-name="Standard">Assumptions </text:p>
      <text:list xml:id="list837513984" text:style-name="WWNum3">
        <text:list-item>
          <text:p text:style-name="P9">Accept input as float and will be rounded up to 2 decimal points.</text:p>
        </text:list-item>
      </text:list>
      <text:p text:style-name="List_20_Paragraph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4">principal = </text:span><text:span text:style-name="T32">float</text:span><text:span text:style-name="T26">(</text:span><text:span text:style-name="T25">input</text:span><text:span text:style-name="T26">(</text:span><text:span text:style-name="T28">"Input you current prinicpal amount  "</text:span><text:span text:style-name="T26">))</text:span></text:p>
            <text:p text:style-name="P8"/>
          </table:table-cell>
        </table:table-row>
      </table:table>
      <text:p text:style-name="List_20_Paragraph"/>
      <text:p text:style-name="Standard">Test Data to be used for Principal: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<text:s text:c="4"/>Input Data</text:p>
          </table:table-cell>
          <table:table-cell table:style-name="Table7.A1" office:value-type="string">
            <text:p text:style-name="P30">Expected Data</text:p>
          </table:table-cell>
          <table:table-cell table:style-name="Table7.A1" office:value-type="string">
            <text:p text:style-name="P30">Actual Result</text:p>
          </table:table-cell>
        </table:table-row>
        <table:table-row table:style-name="Table7.1">
          <table:table-cell table:style-name="Table7.A1" office:value-type="string">
            <text:p text:style-name="P30">-1900.00</text:p>
          </table:table-cell>
          <table:table-cell table:style-name="Table7.A1" office:value-type="string">
            <text:p text:style-name="P30">Invalid Data (negative number) 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P30">1900.00</text:p>
          </table:table-cell>
          <table:table-cell table:style-name="Table7.A1" office:value-type="string">
            <text:p text:style-name="P30">Valid Data ($1900.00)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P30">2010.234</text:p>
          </table:table-cell>
          <table:table-cell table:style-name="Table7.A1" office:value-type="string">
            <text:p text:style-name="P30">Invalid Data ($2010.23) 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P30">2010.235</text:p>
          </table:table-cell>
          <table:table-cell table:style-name="Table7.A1" office:value-type="string">
            <text:p text:style-name="P30">Valid Data ($2020.24)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P30">100</text:p>
          </table:table-cell>
          <table:table-cell table:style-name="Table7.A1" office:value-type="string">
            <text:p text:style-name="P30">Valid Data ($100.00)</text:p>
          </table:table-cell>
          <table:table-cell table:style-name="Table7.A1" office:value-type="string">
            <text:p text:style-name="P30"/>
          </table:table-cell>
        </table:table-row>
        <table:table-row table:style-name="Table7.1"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/>
          </table:table-cell>
        </table:table-row>
      </table:table>
      <text:p text:style-name="Standard"/>
      <text:p text:style-name="Standard">Code</text:p>
      <text:p text:style-name="P28"><text:span text:style-name="T24">current_year = </text:span><text:span text:style-name="T32">int</text:span><text:span text:style-name="T26">(</text:span><text:span text:style-name="T34">2023</text:span><text:span text:style-name="T26">)</text:span></text:p>
      <text:p text:style-name="P28"><text:span text:style-name="T24">year_of_birth = </text:span><text:span text:style-name="T32">int</text:span><text:span text:style-name="T26">(</text:span><text:span text:style-name="T25">input</text:span><text:span text:style-name="T26">(</text:span><text:span text:style-name="T28">'Enter Year Of Birth: '</text:span><text:span text:style-name="T26">))</text:span></text:p>
      <text:p text:style-name="P28"><text:span text:style-name="T24">age = </text:span><text:span text:style-name="T32">int</text:span><text:span text:style-name="T26">(</text:span><text:span text:style-name="T24">current_year - year_of_birth</text:span><text:span text:style-name="T26">)</text:span></text:p>
      <text:p text:style-name="P28"><text:span text:style-name="T24">mytext = </text:span><text:span text:style-name="T28">'You are %s years old.'</text:span></text:p>
      <text:p text:style-name="P28"><text:span text:style-name="T25">print</text:span><text:span text:style-name="T26">(</text:span><text:span text:style-name="T24">mytext % age</text:span><text:span text:style-name="T26">)</text:span></text:p>
      <text:p text:style-name="P28"><text:span text:style-name="T30">if</text:span><text:span text:style-name="T24"> age &lt; </text:span><text:span text:style-name="T34">18</text:span><text:span text:style-name="T24"> </text:span><text:span text:style-name="T26">:</text:span></text:p>
      <text:p text:style-name="P28"><text:span text:style-name="T24">  </text:span><text:span text:style-name="T25">print</text:span><text:span text:style-name="T26">(</text:span><text:span text:style-name="T28">'NOT VALID AGE!'</text:span><text:span text:style-name="T26">)</text:span></text:p>
      <text:p text:style-name="P28"><text:span text:style-name="T30">elif</text:span><text:span text:style-name="T24"> age &gt; </text:span><text:span text:style-name="T34">100</text:span><text:span text:style-name="T26">:</text:span><text:span text:style-name="T24"> </text:span></text:p>
      <text:p text:style-name="P28"><text:span text:style-name="T24">    </text:span><text:span text:style-name="T25">print</text:span><text:span text:style-name="T26">(</text:span><text:span text:style-name="T28">'NOT VALID AGE!'</text:span><text:span text:style-name="T26">)</text:span></text:p>
      <text:p text:style-name="P28"><text:soft-page-break/><text:span text:style-name="T30">else</text:span><text:span text:style-name="T26">:</text:span></text:p>
      <text:p text:style-name="P28"><text:span text:style-name="T24">  </text:span><text:span text:style-name="T25">print</text:span><text:span text:style-name="T26">(</text:span><text:span text:style-name="T28">'Welcome To The Portal.'</text:span><text:span text:style-name="T26">)</text:span></text:p>
      <text:p text:style-name="Standard"/>
      <text:p text:style-name="Standard"/>
      <text:p text:style-name="P28"><text:span text:style-name="T24">gender = </text:span><text:span text:style-name="T25">input</text:span><text:span text:style-name="T26">(</text:span><text:span text:style-name="T28">"Enter F for female, M for male and O for others :--&gt; "</text:span><text:span text:style-name="T26">)</text:span></text:p>
      <text:p text:style-name="P28"><text:span text:style-name="T30">if</text:span><text:span text:style-name="T24"> gender == </text:span><text:span text:style-name="T28">'F'</text:span><text:span text:style-name="T24"> </text:span><text:span text:style-name="T31">or</text:span><text:span text:style-name="T24"> gender ==</text:span><text:span text:style-name="T28">'f'</text:span><text:span text:style-name="T26">:</text:span></text:p>
      <text:p text:style-name="P28"><text:span text:style-name="T24">   print </text:span><text:span text:style-name="T26">(</text:span><text:span text:style-name="T28">"Female"</text:span><text:span text:style-name="T26">)</text:span></text:p>
      <text:p text:style-name="P28"><text:span text:style-name="T30">elif</text:span><text:span text:style-name="T24"> gender == </text:span><text:span text:style-name="T28">'M'</text:span><text:span text:style-name="T24"> </text:span><text:span text:style-name="T31">or</text:span><text:span text:style-name="T24"> gender == </text:span><text:span text:style-name="T28">'m'</text:span><text:span text:style-name="T26">:</text:span></text:p>
      <text:p text:style-name="P28"><text:span text:style-name="T24">      print </text:span><text:span text:style-name="T26">(</text:span><text:span text:style-name="T28">"Male"</text:span><text:span text:style-name="T26">)</text:span></text:p>
      <text:p text:style-name="P28"><text:span text:style-name="T30">else</text:span><text:span text:style-name="T26">:</text:span></text:p>
      <text:p text:style-name="P28"><text:span text:style-name="T24">   print </text:span><text:span text:style-name="T26">(</text:span><text:span text:style-name="T28">"Not valid Gender!"</text:span><text:span text:style-name="T26">)</text:span></text:p>
      <text:p text:style-name="Standard"/>
      <text:p text:style-name="P28"><text:span text:style-name="T24">principal = </text:span><text:span text:style-name="T32">float</text:span><text:span text:style-name="T26">(</text:span><text:span text:style-name="T25">input</text:span><text:span text:style-name="T26">(</text:span><text:span text:style-name="T28">"Input you current prinicpal amount  "</text:span><text:span text:style-name="T26">))</text:span></text:p>
      <text:p text:style-name="P28"><text:span text:style-name="T30">import</text:span><text:span text:style-name="T24"> locale</text:span></text:p>
      <text:p text:style-name="P28"><text:span text:style-name="T24">locale.setlocale</text:span><text:span text:style-name="T26">(</text:span><text:span text:style-name="T24">locale.LC_ALL</text:span><text:span text:style-name="T26">,</text:span><text:span text:style-name="T24"> </text:span><text:span text:style-name="T28">''</text:span><text:span text:style-name="T26">)</text:span></text:p>
      <text:p text:style-name="P29"><text:span text:style-name="T25">print</text:span><text:span text:style-name="T26">(</text:span><text:span text:style-name="T24">locale.currency</text:span><text:span text:style-name="T26">(</text:span><text:span text:style-name="T24">principal</text:span><text:span text:style-name="T26">,</text:span><text:span text:style-name="T24"> grouping=</text:span><text:span text:style-name="T35">True</text:span><text:span text:style-name="T26">))</text:span></text:p>
      <text:p text:style-name="Standard"/>
      <text:p text:style-name="Standard"/>
      <text:p text:style-name="P34">Test Run inputs</text:p>
      <text:p text:style-name="P32">1. Year of Birth : 1970</text:p>
      <text:p text:style-name="P32">2. Gender : M</text:p>
      <text:p text:style-name="P32">3. Principal amount : £1200.00</text:p>
      <text:p text:style-name="Standard"/>
      <text:p text:style-name="Standard"/>
      <text:p text:style-name="P34">Test output</text:p>
      <text:p text:style-name="P32">Enter Year Of Birth: 1970</text:p>
      <text:p text:style-name="P32">You are 53 years old.</text:p>
      <text:p text:style-name="P32">Welcome To The Portal.</text:p>
      <text:p text:style-name="P32">Enter F for female, M for male and O for others :--&gt; m</text:p>
      <text:p text:style-name="P32">Input you current prinicpal amount <text:s/>£1,200.00</text:p>
      <text:p text:style-name="P32">Your Gender is: m Your age is: 53 </text:p>
      <text:p text:style-name="P32">Your Principal amount is: 1200.0 </text:p>
      <text:p text:style-name="P32">Interest Amount: <text:span text:style-name="T41">6000.0</text:span></text:p>
      <text:p text:style-name="P32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cskcde" style:family="text" style:parent-style-name="Default_20_Paragraph_20_Font"/>
    <style:style style:name="hgkelc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number" style:family="text" style:parent-style-name="Default_20_Paragraph_20_Font"/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keyword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text-position="super 58%"/>
    </style:style>
    <style:style style:name="MT2" style:family="text">
      <style:text-properties fo:language="en" fo:country="US"/>
    </style:style>
    <style:style style:name="MT3" style:family="text">
      <style:text-properties style:text-position="super 58%"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Let’s Upgrade – Python Assignment – 30<text:span text:style-name="MT1">th</text:span> May 2023</text:p>
      </style:header>
      <style:footer>
        <text:p text:style-name="Footer"><text:span text:style-name="MT2">Assignment by Navin Patel – 30</text:span><text:span text:style-name="MT3">th</text:span><text:span text:style-name="MT2"> May 2023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el, Navin</meta:initial-creator>
    <meta:editing-cycles>117</meta:editing-cycles>
    <meta:creation-date>2023-05-30T15:14:00</meta:creation-date>
    <dc:date>2023-05-31T00:45:03.626602297</dc:date>
    <meta:editing-duration>PT10M14S</meta:editing-duration>
    <meta:generator>LibreOffice/7.3.7.2$Linux_X86_64 LibreOffice_project/30$Build-2</meta:generator>
    <meta:document-statistic meta:table-count="8" meta:image-count="0" meta:object-count="0" meta:page-count="5" meta:paragraph-count="173" meta:word-count="776" meta:character-count="4481" meta:non-whitespace-character-count="3737"/>
    <meta:user-defined meta:name="AppVersion">16.0000</meta:user-defined>
    <meta:user-defined meta:name="MSIP_Label_b0e4137d-3c3f-4cec-9f07-da88235b25cd_ActionId">567535f3-f7a6-4adc-8701-87efa6842c87</meta:user-defined>
    <meta:user-defined meta:name="MSIP_Label_b0e4137d-3c3f-4cec-9f07-da88235b25cd_ContentBits">0</meta:user-defined>
    <meta:user-defined meta:name="MSIP_Label_b0e4137d-3c3f-4cec-9f07-da88235b25cd_Enabled">true</meta:user-defined>
    <meta:user-defined meta:name="MSIP_Label_b0e4137d-3c3f-4cec-9f07-da88235b25cd_Method" meta:value-type="string">Standard</meta:user-defined>
    <meta:user-defined meta:name="MSIP_Label_b0e4137d-3c3f-4cec-9f07-da88235b25cd_Name" meta:value-type="string">Internal</meta:user-defined>
    <meta:user-defined meta:name="MSIP_Label_b0e4137d-3c3f-4cec-9f07-da88235b25cd_SetDate" meta:value-type="string">2023-05-30T14:53:30Z</meta:user-defined>
    <meta:user-defined meta:name="MSIP_Label_b0e4137d-3c3f-4cec-9f07-da88235b25cd_SiteId" meta:value-type="string">6c57600f-285e-42b1-b384-86c271614b79</meta:user-defined>
    <meta:template xlink:type="simple" xlink:actuate="onRequest" xlink:title="Normal.dotm" xlink:href=""/>
  </office:meta>
</office:document-meta>
</file>